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2.147cm" fo:min-width="1.91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5.72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draw:fill="none" fo:min-height="2.845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778cm" svg:x="2.016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3.667cm" svg:y1="1.889cm" svg:x2="5.508cm" svg:y2="4.302cm" draw:start-shape="id1" draw:start-glue-point="10" draw:end-shape="id2" draw:end-glue-point="0" svg:d="M3667 1889c1228 0 1841 804 1841 2413" svg:viewBox="0 0 1842 2414">
          <text:p/>
        </draw:connector>
        <draw:custom-shape draw:style-name="gr3" draw:text-style-name="P1" xml:id="id2" draw:id="id2" draw:layer="layout" svg:width="5.207cm" svg:height="2.159cm" svg:x="2.905cm" svg:y="4.302cm">
          <text:p text:style-name="P1">Initialize subscribers</text:p>
          <text:p text:style-name="P1">And publisher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826cm" svg:height="4.793cm" svg:x="1.254cm" svg:y="7.858cm">
          <text:p text:style-name="P1"><text:span text:style-name="T1">brwsrButtonsData</text:span></text:p>
          <text:p text:style-name="P1"><text:span text:style-name="T1">received Message</text:span></text:p>
          <text:p text:style-name="P1"><text:span text:style-name="T1"><text:s/></text:span><text:span text:style-name="T1">==Send repo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5.207cm" svg:height="2.286cm" svg:x="1.989cm" svg:y="13.954cm">
          <text:p text:style-name="P3"><text:span text:style-name="T1">Open file,</text:span></text:p>
          <text:p text:style-name="P3"><text:span text:style-name="T1">Read it into variable,</text:span></text:p>
          <text:p text:style-name="P1"><text:span text:style-name="T1">Publish vari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826cm" svg:height="4.793cm" svg:x="8.366cm" svg:y="9.636cm">
          <text:p text:style-name="P1"><text:span text:style-name="T1">brwsrButtonsData</text:span></text:p>
          <text:p text:style-name="P1"><text:span text:style-name="T1">received Message</text:span></text:p>
          <text:p text:style-name="P1"><text:span text:style-name="T1"><text:s/></text:span><text:span text:style-name="T1">==Clear Repor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6.223cm" svg:height="2.286cm" svg:x="12.684cm" svg:y="14.08cm">
          <text:p text:style-name="P3"><text:span text:style-name="T1">Open file,</text:span></text:p>
          <text:p text:style-name="P1"><text:span text:style-name="T1">Clear the file,</text:span></text:p>
          <text:p text:style-name="P1"><text:span text:style-name="T1">Close the fil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667cm" svg:y1="12.651cm" svg:x2="4.592cm" svg:y2="13.954cm" draw:start-shape="id3" draw:start-glue-point="6" draw:end-shape="id4" svg:d="M3667 12651c0 978 925 327 925 1303" svg:viewBox="0 0 926 1304">
          <text:p/>
        </draw:connector>
        <draw:connector draw:style-name="gr2" draw:text-style-name="P2" draw:layer="layout" draw:type="curve" svg:x1="10.779cm" svg:y1="14.429cm" svg:x2="12.684cm" svg:y2="15.223cm" draw:start-shape="id5" draw:start-glue-point="6" draw:end-shape="id6" draw:end-glue-point="3" svg:d="M10779 14429c0 530 635 794 1905 794" svg:viewBox="0 0 1906 795">
          <text:p/>
        </draw:connector>
        <draw:frame draw:style-name="gr7" draw:text-style-name="P4" draw:layer="layout" svg:width="4.447cm" svg:height="0.963cm" svg:x="3.286cm" svg:y="12.651cm">
          <draw:text-box>
            <text:p>yes</text:p>
          </draw:text-box>
        </draw:frame>
        <draw:frame draw:style-name="gr7" draw:text-style-name="P4" draw:layer="layout" svg:width="4.447cm" svg:height="0.963cm" svg:x="10.271cm" svg:y="14.609cm">
          <draw:text-box>
            <text:p>yes</text:p>
          </draw:text-box>
        </draw:frame>
        <draw:line draw:style-name="gr8" draw:text-style-name="P2" draw:layer="layout" svg:x1="0.841cm" svg:y1="7.604cm" svg:x2="20.431cm" svg:y2="7.604cm">
          <text:p/>
        </draw:line>
        <draw:frame draw:style-name="gr9" draw:text-style-name="P4" draw:layer="layout" svg:width="4.447cm" svg:height="3.095cm" svg:x="15.349cm" svg:y="8.366cm">
          <draw:text-box>
            <text:p>Subscriber callbacks running in parallel</text:p>
          </draw:text-box>
        </draw:frame>
        <draw:custom-shape draw:style-name="gr4" draw:text-style-name="P1" xml:id="id7" draw:id="id7" draw:layer="layout" svg:width="4.826cm" svg:height="4.793cm" svg:x="3.286cm" svg:y="17.002cm">
          <text:p text:style-name="P1"><text:span text:style-name="T1">brwsrButtonsData</text:span></text:p>
          <text:p text:style-name="P1"><text:span text:style-name="T1">received Message</text:span></text:p>
          <text:p text:style-name="P1"><text:span text:style-name="T1"><text:s/></text:span><text:span text:style-name="T1">==otherwi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xml:id="id8" draw:id="id8" draw:layer="layout" svg:width="5.842cm" svg:height="2.286cm" svg:x="2.905cm" svg:y="23.987cm">
          <text:p text:style-name="P3"><text:span text:style-name="T1">Open file, </text:span></text:p>
          <text:p text:style-name="P1"><text:span text:style-name="T1">write received data to i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5.699cm" svg:y1="21.795cm" svg:x2="5.826cm" svg:y2="23.987cm" draw:start-shape="id7" draw:start-glue-point="6" draw:end-shape="id8" draw:end-glue-point="0" svg:d="M5699 21795c0 1644 127 548 127 2192" svg:viewBox="0 0 128 2193">
          <text:p/>
        </draw:connector>
        <draw:frame draw:style-name="gr7" draw:text-style-name="P4" draw:layer="layout" svg:width="4.447cm" svg:height="0.963cm" svg:x="5.318cm" svg:y="21.79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1:18:11.378226388</meta:creation-date>
    <dc:date>2021-11-19T13:50:15.843279441</dc:date>
    <meta:editing-duration>PT33M36S</meta:editing-duration>
    <meta:editing-cycles>10</meta:editing-cycles>
    <meta:generator>LibreOffice/6.0.7.3$Linux_AARCH64 LibreOffice_project/00m0$Build-3</meta:generator>
    <meta:document-statistic meta:object-count="17"/>
  </office:meta>
</office:document-meta>
</file>